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95.16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3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pre1window24datalen5904eph50drop40.0minWind0maxWind100,slim_obs_slim_nwp_feature</text:p>
          </table:table-cell>
          <table:table-cell table:number-columns-repeated="6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validationScore</text:p>
          </table:table-cell>
          <table:table-cell office:value-type="string" calcext:value-type="string">
            <text:p>nwpScore</text:p>
          </table:table-cell>
          <table:table-cell office:value-type="string" calcext:value-type="string">
            <text:p>bw_validationScore</text:p>
          </table:table-cell>
          <table:table-cell office:value-type="string" calcext:value-type="string">
            <text:p>bw_nwpScore</text:p>
          </table:table-cell>
          <table:table-cell office:value-type="string" calcext:value-type="string">
            <text:p>sw_validationScore</text:p>
          </table:table-cell>
          <table:table-cell office:value-type="string" calcext:value-type="string">
            <text:p>sw_nwpScore</text:p>
          </table:table-cell>
          <table:table-cell table:style-name="Default" office:value-type="string" calcext:value-type="string">
            <text:p>all</text:p>
          </table:table-cell>
          <table:table-cell table:style-name="Default" office:value-type="string" calcext:value-type="string">
            <text:p>bw</text:p>
          </table:table-cell>
          <table:table-cell table:style-name="Default" office:value-type="string" calcext:value-type="string">
            <text:p>sw</text:p>
          </table:table-cell>
          <table:table-cell/>
        </table:table-row>
        <table:table-row table:style-name="ro1">
          <table:table-cell office:value-type="string" calcext:value-type="string">
            <text:p>site0/</text:p>
          </table:table-cell>
          <table:table-cell office:value-type="float" office:value="1.44311458169202" calcext:value-type="float">
            <text:p>1.44311458169202</text:p>
          </table:table-cell>
          <table:table-cell office:value-type="float" office:value="1.72026854969119" calcext:value-type="float">
            <text:p>1.72026854969119</text:p>
          </table:table-cell>
          <table:table-cell office:value-type="float" office:value="2.09884150129182" calcext:value-type="float">
            <text:p>2.09884150129182</text:p>
          </table:table-cell>
          <table:table-cell office:value-type="float" office:value="3.06842619824992" calcext:value-type="float">
            <text:p>3.06842619824992</text:p>
          </table:table-cell>
          <table:table-cell office:value-type="float" office:value="1.17387566211666" calcext:value-type="float">
            <text:p>1.17387566211666</text:p>
          </table:table-cell>
          <table:table-cell office:value-type="float" office:value="1.00039373037623" calcext:value-type="float">
            <text:p>1.00039373037623</text:p>
          </table:table-cell>
          <table:table-cell table:formula="of:=([.C3]-[.B3])/[.C3]" office:value-type="percentage" office:value="0.161110873095326" calcext:value-type="percentage">
            <text:p>16.11%</text:p>
          </table:table-cell>
          <table:table-cell table:formula="of:=([.E3]-[.D3])/[.E3]" office:value-type="percentage" office:value="0.315987621768809" calcext:value-type="percentage">
            <text:p>31.60%</text:p>
          </table:table-cell>
          <table:table-cell table:formula="of:=([.G3]-[.F3])/[.G3]" office:value-type="percentage" office:value="-0.173413653517389" calcext:value-type="percentage">
            <text:p>-17.34%</text:p>
          </table:table-cell>
          <table:table-cell table:style-name="ce1"/>
        </table:table-row>
        <table:table-row table:style-name="ro1">
          <table:table-cell office:value-type="string" calcext:value-type="string">
            <text:p>site1/</text:p>
          </table:table-cell>
          <table:table-cell office:value-type="float" office:value="1.32154231322551" calcext:value-type="float">
            <text:p>1.32154231322551</text:p>
          </table:table-cell>
          <table:table-cell office:value-type="float" office:value="1.4464893395578" calcext:value-type="float">
            <text:p>1.4464893395578</text:p>
          </table:table-cell>
          <table:table-cell office:value-type="float" office:value="1.66447788054029" calcext:value-type="float">
            <text:p>1.66447788054029</text:p>
          </table:table-cell>
          <table:table-cell office:value-type="float" office:value="2.50031173669808" calcext:value-type="float">
            <text:p>2.50031173669808</text:p>
          </table:table-cell>
          <table:table-cell office:value-type="float" office:value="1.20442859642546" calcext:value-type="float">
            <text:p>1.20442859642546</text:p>
          </table:table-cell>
          <table:table-cell office:value-type="float" office:value="0.943809796643123" calcext:value-type="float">
            <text:p>0.943809796643123</text:p>
          </table:table-cell>
          <table:table-cell table:formula="of:=([.C4]-[.B4])/[.C4]" office:value-type="percentage" office:value="0.0863795002944721" calcext:value-type="percentage">
            <text:p>8.64%</text:p>
          </table:table-cell>
          <table:table-cell table:formula="of:=([.E4]-[.D4])/[.E4]" office:value-type="percentage" office:value="0.334291858047109" calcext:value-type="percentage">
            <text:p>33.43%</text:p>
          </table:table-cell>
          <table:table-cell table:formula="of:=([.G4]-[.F4])/[.G4]" office:value-type="percentage" office:value="-0.276134874536464" calcext:value-type="percentage">
            <text:p>-27.61%</text:p>
          </table:table-cell>
          <table:table-cell table:style-name="ce1"/>
        </table:table-row>
        <table:table-row table:style-name="ro1">
          <table:table-cell office:value-type="string" calcext:value-type="string">
            <text:p>site2/</text:p>
          </table:table-cell>
          <table:table-cell office:value-type="float" office:value="1.03673039629799" calcext:value-type="float">
            <text:p>1.03673039629799</text:p>
          </table:table-cell>
          <table:table-cell office:value-type="float" office:value="1.14905936084326" calcext:value-type="float">
            <text:p>1.14905936084326</text:p>
          </table:table-cell>
          <table:table-cell office:value-type="float" office:value="1.44847376882915" calcext:value-type="float">
            <text:p>1.44847376882915</text:p>
          </table:table-cell>
          <table:table-cell office:value-type="float" office:value="1.33577530975038" calcext:value-type="float">
            <text:p>1.33577530975038</text:p>
          </table:table-cell>
          <table:table-cell office:value-type="float" office:value="0.985940579887983" calcext:value-type="float">
            <text:p>0.985940579887983</text:p>
          </table:table-cell>
          <table:table-cell office:value-type="float" office:value="1.12860900767191" calcext:value-type="float">
            <text:p>1.12860900767191</text:p>
          </table:table-cell>
          <table:table-cell table:formula="of:=([.C5]-[.B5])/[.C5]" office:value-type="percentage" office:value="0.097757320790487" calcext:value-type="percentage">
            <text:p>9.78%</text:p>
          </table:table-cell>
          <table:table-cell table:formula="of:=([.E5]-[.D5])/[.E5]" office:value-type="percentage" office:value="-0.0843693233855547" calcext:value-type="percentage">
            <text:p>-8.44%</text:p>
          </table:table-cell>
          <table:table-cell table:formula="of:=([.G5]-[.F5])/[.G5]" office:value-type="percentage" office:value="0.126410853372707" calcext:value-type="percentage">
            <text:p>12.64%</text:p>
          </table:table-cell>
          <table:table-cell table:style-name="ce1"/>
        </table:table-row>
        <table:table-row table:style-name="ro1">
          <table:table-cell office:value-type="string" calcext:value-type="string">
            <text:p>site3/</text:p>
          </table:table-cell>
          <table:table-cell office:value-type="float" office:value="1.35465059976909" calcext:value-type="float">
            <text:p>1.35465059976909</text:p>
          </table:table-cell>
          <table:table-cell office:value-type="float" office:value="1.47405850055501" calcext:value-type="float">
            <text:p>1.47405850055501</text:p>
          </table:table-cell>
          <table:table-cell office:value-type="float" office:value="1.89986505154319" calcext:value-type="float">
            <text:p>1.89986505154319</text:p>
          </table:table-cell>
          <table:table-cell office:value-type="float" office:value="2.64584682991811" calcext:value-type="float">
            <text:p>2.64584682991811</text:p>
          </table:table-cell>
          <table:table-cell office:value-type="float" office:value="1.19559788763805" calcext:value-type="float">
            <text:p>1.19559788763805</text:p>
          </table:table-cell>
          <table:table-cell office:value-type="float" office:value="1.03405138468021" calcext:value-type="float">
            <text:p>1.03405138468021</text:p>
          </table:table-cell>
          <table:table-cell table:formula="of:=([.C6]-[.B6])/[.C6]" office:value-type="percentage" office:value="0.0810062156562714" calcext:value-type="percentage">
            <text:p>8.10%</text:p>
          </table:table-cell>
          <table:table-cell table:formula="of:=([.E6]-[.D6])/[.E6]" office:value-type="percentage" office:value="0.28194443077342" calcext:value-type="percentage">
            <text:p>28.19%</text:p>
          </table:table-cell>
          <table:table-cell table:formula="of:=([.G6]-[.F6])/[.G6]" office:value-type="percentage" office:value="-0.156226765276079" calcext:value-type="percentage">
            <text:p>-15.62%</text:p>
          </table:table-cell>
          <table:table-cell table:style-name="ce1"/>
        </table:table-row>
        <table:table-row table:style-name="ro1">
          <table:table-cell office:value-type="string" calcext:value-type="string">
            <text:p>site4/</text:p>
          </table:table-cell>
          <table:table-cell office:value-type="float" office:value="1.1110319245816" calcext:value-type="float">
            <text:p>1.1110319245816</text:p>
          </table:table-cell>
          <table:table-cell office:value-type="float" office:value="1.12953786109534" calcext:value-type="float">
            <text:p>1.12953786109534</text:p>
          </table:table-cell>
          <table:table-cell office:value-type="float" office:value="1.49608006546608" calcext:value-type="float">
            <text:p>1.49608006546608</text:p>
          </table:table-cell>
          <table:table-cell office:value-type="float" office:value="1.64984772008387" calcext:value-type="float">
            <text:p>1.64984772008387</text:p>
          </table:table-cell>
          <table:table-cell office:value-type="float" office:value="1.02172170851377" calcext:value-type="float">
            <text:p>1.02172170851377</text:p>
          </table:table-cell>
          <table:table-cell office:value-type="float" office:value="1.00072953316131" calcext:value-type="float">
            <text:p>1.00072953316131</text:p>
          </table:table-cell>
          <table:table-cell table:formula="of:=([.C7]-[.B7])/[.C7]" office:value-type="percentage" office:value="0.0163836354239493" calcext:value-type="percentage">
            <text:p>1.64%</text:p>
          </table:table-cell>
          <table:table-cell table:formula="of:=([.E7]-[.D7])/[.E7]" office:value-type="percentage" office:value="0.0932011195614934" calcext:value-type="percentage">
            <text:p>9.32%</text:p>
          </table:table-cell>
          <table:table-cell table:formula="of:=([.G7]-[.F7])/[.G7]" office:value-type="percentage" office:value="-0.0209768720286962" calcext:value-type="percentage">
            <text:p>-2.10%</text:p>
          </table:table-cell>
          <table:table-cell table:style-name="ce1"/>
        </table:table-row>
        <table:table-row table:style-name="ro1">
          <table:table-cell office:value-type="string" calcext:value-type="string">
            <text:p>site5/</text:p>
          </table:table-cell>
          <table:table-cell office:value-type="float" office:value="1.35426121101528" calcext:value-type="float">
            <text:p>1.35426121101528</text:p>
          </table:table-cell>
          <table:table-cell office:value-type="float" office:value="1.62481013435948" calcext:value-type="float">
            <text:p>1.62481013435948</text:p>
          </table:table-cell>
          <table:table-cell office:value-type="float" office:value="1.85966804285869" calcext:value-type="float">
            <text:p>1.85966804285869</text:p>
          </table:table-cell>
          <table:table-cell office:value-type="float" office:value="2.64028359638313" calcext:value-type="float">
            <text:p>2.64028359638313</text:p>
          </table:table-cell>
          <table:table-cell office:value-type="float" office:value="1.1171916340471" calcext:value-type="float">
            <text:p>1.1171916340471</text:p>
          </table:table-cell>
          <table:table-cell office:value-type="float" office:value="1.0381558126508" calcext:value-type="float">
            <text:p>1.0381558126508</text:p>
          </table:table-cell>
          <table:table-cell table:formula="of:=([.C8]-[.B8])/[.C8]" office:value-type="percentage" office:value="0.166511100357496" calcext:value-type="percentage">
            <text:p>16.65%</text:p>
          </table:table-cell>
          <table:table-cell table:formula="of:=([.E8]-[.D8])/[.E8]" office:value-type="percentage" office:value="0.295655949457018" calcext:value-type="percentage">
            <text:p>29.57%</text:p>
          </table:table-cell>
          <table:table-cell table:formula="of:=([.G8]-[.F8])/[.G8]" office:value-type="percentage" office:value="-0.0761309819134916" calcext:value-type="percentage">
            <text:p>-7.61%</text:p>
          </table:table-cell>
          <table:table-cell table:style-name="ce1"/>
        </table:table-row>
        <table:table-row table:style-name="ro1">
          <table:table-cell office:value-type="string" calcext:value-type="string">
            <text:p>site6/</text:p>
          </table:table-cell>
          <table:table-cell office:value-type="float" office:value="1.07580167468949" calcext:value-type="float">
            <text:p>1.07580167468949</text:p>
          </table:table-cell>
          <table:table-cell office:value-type="float" office:value="1.10578514936082" calcext:value-type="float">
            <text:p>1.10578514936082</text:p>
          </table:table-cell>
          <table:table-cell office:value-type="float" office:value="1.37730718003502" calcext:value-type="float">
            <text:p>1.37730718003502</text:p>
          </table:table-cell>
          <table:table-cell office:value-type="float" office:value="1.40983933033885" calcext:value-type="float">
            <text:p>1.40983933033885</text:p>
          </table:table-cell>
          <table:table-cell office:value-type="float" office:value="1.02585663590599" calcext:value-type="float">
            <text:p>1.02585663590599</text:p>
          </table:table-cell>
          <table:table-cell office:value-type="float" office:value="1.05556078890011" calcext:value-type="float">
            <text:p>1.05556078890011</text:p>
          </table:table-cell>
          <table:table-cell table:formula="of:=([.C9]-[.B9])/[.C9]" office:value-type="percentage" office:value="0.0271150997900997" calcext:value-type="percentage">
            <text:p>2.71%</text:p>
          </table:table-cell>
          <table:table-cell table:formula="of:=([.E9]-[.D9])/[.E9]" office:value-type="percentage" office:value="0.0230750764315927" calcext:value-type="percentage">
            <text:p>2.31%</text:p>
          </table:table-cell>
          <table:table-cell table:formula="of:=([.G9]-[.F9])/[.G9]" office:value-type="percentage" office:value="0.028140637002128" calcext:value-type="percentage">
            <text:p>2.81%</text:p>
          </table:table-cell>
          <table:table-cell table:style-name="ce1"/>
        </table:table-row>
        <table:table-row table:style-name="ro1">
          <table:table-cell office:value-type="string" calcext:value-type="string">
            <text:p>site7/</text:p>
          </table:table-cell>
          <table:table-cell office:value-type="float" office:value="1.31642760147432" calcext:value-type="float">
            <text:p>1.31642760147432</text:p>
          </table:table-cell>
          <table:table-cell office:value-type="float" office:value="1.64000835637546" calcext:value-type="float">
            <text:p>1.64000835637546</text:p>
          </table:table-cell>
          <table:table-cell office:value-type="float" office:value="1.76349231922191" calcext:value-type="float">
            <text:p>1.76349231922191</text:p>
          </table:table-cell>
          <table:table-cell office:value-type="float" office:value="2.79546486880137" calcext:value-type="float">
            <text:p>2.79546486880137</text:p>
          </table:table-cell>
          <table:table-cell office:value-type="float" office:value="1.12082640034896" calcext:value-type="float">
            <text:p>1.12082640034896</text:p>
          </table:table-cell>
          <table:table-cell office:value-type="float" office:value="0.956665529711199" calcext:value-type="float">
            <text:p>0.956665529711199</text:p>
          </table:table-cell>
          <table:table-cell table:formula="of:=([.C10]-[.B10])/[.C10]" office:value-type="percentage" office:value="0.197304333019541" calcext:value-type="percentage">
            <text:p>19.73%</text:p>
          </table:table-cell>
          <table:table-cell table:formula="of:=([.E10]-[.D10])/[.E10]" office:value-type="percentage" office:value="0.369159548773706" calcext:value-type="percentage">
            <text:p>36.92%</text:p>
          </table:table-cell>
          <table:table-cell table:formula="of:=([.G10]-[.F10])/[.G10]" office:value-type="percentage" office:value="-0.171596932824911" calcext:value-type="percentage">
            <text:p>-17.16%</text:p>
          </table:table-cell>
          <table:table-cell table:style-name="ce1"/>
        </table:table-row>
        <table:table-row table:style-name="ro1">
          <table:table-cell office:value-type="string" calcext:value-type="string">
            <text:p>site8/</text:p>
          </table:table-cell>
          <table:table-cell office:value-type="float" office:value="1.35497546740485" calcext:value-type="float">
            <text:p>1.35497546740485</text:p>
          </table:table-cell>
          <table:table-cell office:value-type="float" office:value="1.55894217743489" calcext:value-type="float">
            <text:p>1.55894217743489</text:p>
          </table:table-cell>
          <table:table-cell office:value-type="float" office:value="1.94556291866499" calcext:value-type="float">
            <text:p>1.94556291866499</text:p>
          </table:table-cell>
          <table:table-cell office:value-type="float" office:value="2.80836267276761" calcext:value-type="float">
            <text:p>2.80836267276761</text:p>
          </table:table-cell>
          <table:table-cell office:value-type="float" office:value="1.15311795726065" calcext:value-type="float">
            <text:p>1.15311795726065</text:p>
          </table:table-cell>
          <table:table-cell office:value-type="float" office:value="1.00651182476437" calcext:value-type="float">
            <text:p>1.00651182476437</text:p>
          </table:table-cell>
          <table:table-cell table:formula="of:=([.C11]-[.B11])/[.C11]" office:value-type="percentage" office:value="0.130836610223513" calcext:value-type="percentage">
            <text:p>13.08%</text:p>
          </table:table-cell>
          <table:table-cell table:formula="of:=([.E11]-[.D11])/[.E11]" office:value-type="percentage" office:value="0.307225189420546" calcext:value-type="percentage">
            <text:p>30.72%</text:p>
          </table:table-cell>
          <table:table-cell table:formula="of:=([.G11]-[.F11])/[.G11]" office:value-type="percentage" office:value="-0.145657635498325" calcext:value-type="percentage">
            <text:p>-14.57%</text:p>
          </table:table-cell>
          <table:table-cell table:style-name="ce1"/>
        </table:table-row>
        <table:table-row table:style-name="ro1">
          <table:table-cell table:number-columns-repeated="7"/>
          <table:table-cell table:formula="of:=SUM([.H3:.H11])/9" office:value-type="percentage" office:value="0.107156076516795" calcext:value-type="percentage">
            <text:p>10.72%</text:p>
          </table:table-cell>
          <table:table-cell table:formula="of:=SUM([.I3:.I11])/9" office:value-type="percentage" office:value="0.215130163427571" calcext:value-type="percentage">
            <text:p>21.51%</text:p>
          </table:table-cell>
          <table:table-cell table:formula="of:=SUM([.J3:.J11])/9" office:value-type="percentage" office:value="-0.0961762472467245" calcext:value-type="percentage">
            <text:p>-9.62%</text:p>
          </table:table-cell>
          <table:table-cell/>
        </table:table-row>
        <table:table-row table:style-name="ro1">
          <table:table-cell table:number-columns-repeated="7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1window24datalen5904eph100drop40.0minWind0maxWind100,residual</text:p>
          </table:table-cell>
          <table:table-cell table:number-columns-repeated="6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validationScore</text:p>
          </table:table-cell>
          <table:table-cell office:value-type="string" calcext:value-type="string">
            <text:p>nwpScore</text:p>
          </table:table-cell>
          <table:table-cell office:value-type="string" calcext:value-type="string">
            <text:p>bw_validationScore</text:p>
          </table:table-cell>
          <table:table-cell office:value-type="string" calcext:value-type="string">
            <text:p>bw_nwpScore</text:p>
          </table:table-cell>
          <table:table-cell office:value-type="string" calcext:value-type="string">
            <text:p>sw_validationScore</text:p>
          </table:table-cell>
          <table:table-cell office:value-type="string" calcext:value-type="string">
            <text:p>sw_nwpScore</text:p>
          </table:table-cell>
          <table:table-cell table:style-name="Default" office:value-type="string" calcext:value-type="string">
            <text:p>all</text:p>
          </table:table-cell>
          <table:table-cell table:style-name="Default" office:value-type="string" calcext:value-type="string">
            <text:p>bw</text:p>
          </table:table-cell>
          <table:table-cell table:style-name="Default" office:value-type="string" calcext:value-type="string">
            <text:p>sw</text:p>
          </table:table-cell>
          <table:table-cell/>
        </table:table-row>
        <table:table-row table:style-name="ro1">
          <table:table-cell office:value-type="string" calcext:value-type="string">
            <text:p>site0/</text:p>
          </table:table-cell>
          <table:table-cell office:value-type="float" office:value="1.46643818769227" calcext:value-type="float">
            <text:p>1.46643818769227</text:p>
          </table:table-cell>
          <table:table-cell office:value-type="float" office:value="1.72026848039428" calcext:value-type="float">
            <text:p>1.72026848039428</text:p>
          </table:table-cell>
          <table:table-cell office:value-type="float" office:value="2.26256471073535" calcext:value-type="float">
            <text:p>2.26256471073535</text:p>
          </table:table-cell>
          <table:table-cell office:value-type="float" office:value="3.06842619824992" calcext:value-type="float">
            <text:p>3.06842619824992</text:p>
          </table:table-cell>
          <table:table-cell office:value-type="float" office:value="1.11794743835469" calcext:value-type="float">
            <text:p>1.11794743835469</text:p>
          </table:table-cell>
          <table:table-cell office:value-type="float" office:value="1.00039367079504" calcext:value-type="float">
            <text:p>1.00039367079504</text:p>
          </table:table-cell>
          <table:table-cell table:formula="of:=([.C16]-[.B16])/[.C16]" office:value-type="percentage" office:value="0.147552719587027" calcext:value-type="percentage">
            <text:p>14.76%</text:p>
          </table:table-cell>
          <table:table-cell table:formula="of:=([.E16]-[.D16])/[.E16]" office:value-type="percentage" office:value="0.262630233040702" calcext:value-type="percentage">
            <text:p>26.26%</text:p>
          </table:table-cell>
          <table:table-cell table:formula="of:=([.G16]-[.F16])/[.G16]" office:value-type="percentage" office:value="-0.117507508285444" calcext:value-type="percentage">
            <text:p>-11.75%</text:p>
          </table:table-cell>
          <table:table-cell/>
        </table:table-row>
        <table:table-row table:style-name="ro1">
          <table:table-cell office:value-type="string" calcext:value-type="string">
            <text:p>site1/</text:p>
          </table:table-cell>
          <table:table-cell office:value-type="float" office:value="1.34647525084933" calcext:value-type="float">
            <text:p>1.34647525084933</text:p>
          </table:table-cell>
          <table:table-cell office:value-type="float" office:value="1.4464893395578" calcext:value-type="float">
            <text:p>1.4464893395578</text:p>
          </table:table-cell>
          <table:table-cell office:value-type="float" office:value="1.78566454348662" calcext:value-type="float">
            <text:p>1.78566454348662</text:p>
          </table:table-cell>
          <table:table-cell office:value-type="float" office:value="2.50031173669808" calcext:value-type="float">
            <text:p>2.50031173669808</text:p>
          </table:table-cell>
          <table:table-cell office:value-type="float" office:value="1.18978964212109" calcext:value-type="float">
            <text:p>1.18978964212109</text:p>
          </table:table-cell>
          <table:table-cell office:value-type="float" office:value="0.943809796643123" calcext:value-type="float">
            <text:p>0.943809796643123</text:p>
          </table:table-cell>
          <table:table-cell table:formula="of:=([.C17]-[.B17])/[.C17]" office:value-type="percentage" office:value="0.0691426379533762" calcext:value-type="percentage">
            <text:p>6.91%</text:p>
          </table:table-cell>
          <table:table-cell table:formula="of:=([.E17]-[.D17])/[.E17]" office:value-type="percentage" office:value="0.285823236647772" calcext:value-type="percentage">
            <text:p>28.58%</text:p>
          </table:table-cell>
          <table:table-cell table:formula="of:=([.G17]-[.F17])/[.G17]" office:value-type="percentage" office:value="-0.260624382532209" calcext:value-type="percentage">
            <text:p>-26.06%</text:p>
          </table:table-cell>
          <table:table-cell/>
        </table:table-row>
        <table:table-row table:style-name="ro1">
          <table:table-cell office:value-type="string" calcext:value-type="string">
            <text:p>site2/</text:p>
          </table:table-cell>
          <table:table-cell office:value-type="float" office:value="1.03302641971916" calcext:value-type="float">
            <text:p>1.03302641971916</text:p>
          </table:table-cell>
          <table:table-cell office:value-type="float" office:value="1.1490593089707" calcext:value-type="float">
            <text:p>1.1490593089707</text:p>
          </table:table-cell>
          <table:table-cell office:value-type="float" office:value="1.52548142159684" calcext:value-type="float">
            <text:p>1.52548142159684</text:p>
          </table:table-cell>
          <table:table-cell office:value-type="float" office:value="1.33577530975038" calcext:value-type="float">
            <text:p>1.33577530975038</text:p>
          </table:table-cell>
          <table:table-cell office:value-type="float" office:value="0.969871425247541" calcext:value-type="float">
            <text:p>0.969871425247541</text:p>
          </table:table-cell>
          <table:table-cell office:value-type="float" office:value="1.12860900767191" calcext:value-type="float">
            <text:p>1.12860900767191</text:p>
          </table:table-cell>
          <table:table-cell table:formula="of:=([.C18]-[.B18])/[.C18]" office:value-type="percentage" office:value="0.100980766045468" calcext:value-type="percentage">
            <text:p>10.10%</text:p>
          </table:table-cell>
          <table:table-cell table:formula="of:=([.E18]-[.D18])/[.E18]" office:value-type="percentage" office:value="-0.142019477723324" calcext:value-type="percentage">
            <text:p>-14.20%</text:p>
          </table:table-cell>
          <table:table-cell table:formula="of:=([.G18]-[.F18])/[.G18]" office:value-type="percentage" office:value="0.140648870729656" calcext:value-type="percentage">
            <text:p>14.06%</text:p>
          </table:table-cell>
          <table:table-cell/>
        </table:table-row>
        <table:table-row table:style-name="ro1">
          <table:table-cell office:value-type="string" calcext:value-type="string">
            <text:p>site3/</text:p>
          </table:table-cell>
          <table:table-cell office:value-type="float" office:value="1.42344271345066" calcext:value-type="float">
            <text:p>1.42344271345066</text:p>
          </table:table-cell>
          <table:table-cell office:value-type="float" office:value="1.47405850055501" calcext:value-type="float">
            <text:p>1.47405850055501</text:p>
          </table:table-cell>
          <table:table-cell office:value-type="float" office:value="2.23918253022878" calcext:value-type="float">
            <text:p>2.23918253022878</text:p>
          </table:table-cell>
          <table:table-cell office:value-type="float" office:value="2.64584682991811" calcext:value-type="float">
            <text:p>2.64584682991811</text:p>
          </table:table-cell>
          <table:table-cell office:value-type="float" office:value="1.15896492687071" calcext:value-type="float">
            <text:p>1.15896492687071</text:p>
          </table:table-cell>
          <table:table-cell office:value-type="float" office:value="1.03405138468021" calcext:value-type="float">
            <text:p>1.03405138468021</text:p>
          </table:table-cell>
          <table:table-cell table:formula="of:=([.C19]-[.B19])/[.C19]" office:value-type="percentage" office:value="0.0343377057866348" calcext:value-type="percentage">
            <text:p>3.43%</text:p>
          </table:table-cell>
          <table:table-cell table:formula="of:=([.E19]-[.D19])/[.E19]" office:value-type="percentage" office:value="0.153699108765838" calcext:value-type="percentage">
            <text:p>15.37%</text:p>
          </table:table-cell>
          <table:table-cell table:formula="of:=([.G19]-[.F19])/[.G19]" office:value-type="percentage" office:value="-0.120800130478168" calcext:value-type="percentage">
            <text:p>-12.08%</text:p>
          </table:table-cell>
          <table:table-cell/>
        </table:table-row>
        <table:table-row table:style-name="ro1">
          <table:table-cell office:value-type="string" calcext:value-type="string">
            <text:p>site4/</text:p>
          </table:table-cell>
          <table:table-cell office:value-type="float" office:value="1.13684024582121" calcext:value-type="float">
            <text:p>1.13684024582121</text:p>
          </table:table-cell>
          <table:table-cell office:value-type="float" office:value="1.12953786109534" calcext:value-type="float">
            <text:p>1.12953786109534</text:p>
          </table:table-cell>
          <table:table-cell office:value-type="float" office:value="1.5996914742729" calcext:value-type="float">
            <text:p>1.5996914742729</text:p>
          </table:table-cell>
          <table:table-cell office:value-type="float" office:value="1.64984772008387" calcext:value-type="float">
            <text:p>1.64984772008387</text:p>
          </table:table-cell>
          <table:table-cell office:value-type="float" office:value="1.02570715731972" calcext:value-type="float">
            <text:p>1.02570715731972</text:p>
          </table:table-cell>
          <table:table-cell office:value-type="float" office:value="1.00072953316131" calcext:value-type="float">
            <text:p>1.00072953316131</text:p>
          </table:table-cell>
          <table:table-cell table:formula="of:=([.C20]-[.B20])/[.C20]" office:value-type="percentage" office:value="-0.00646493134704511" calcext:value-type="percentage">
            <text:p>-0.65%</text:p>
          </table:table-cell>
          <table:table-cell table:formula="of:=([.E20]-[.D20])/[.E20]" office:value-type="percentage" office:value="0.0304005304249635" calcext:value-type="percentage">
            <text:p>3.04%</text:p>
          </table:table-cell>
          <table:table-cell table:formula="of:=([.G20]-[.F20])/[.G20]" office:value-type="percentage" office:value="-0.0249594154371537" calcext:value-type="percentage">
            <text:p>-2.50%</text:p>
          </table:table-cell>
          <table:table-cell/>
        </table:table-row>
        <table:table-row table:style-name="ro1">
          <table:table-cell office:value-type="string" calcext:value-type="string">
            <text:p>site5/</text:p>
          </table:table-cell>
          <table:table-cell office:value-type="float" office:value="1.35022955540918" calcext:value-type="float">
            <text:p>1.35022955540918</text:p>
          </table:table-cell>
          <table:table-cell office:value-type="float" office:value="1.62481013435948" calcext:value-type="float">
            <text:p>1.62481013435948</text:p>
          </table:table-cell>
          <table:table-cell office:value-type="float" office:value="1.95964068557332" calcext:value-type="float">
            <text:p>1.95964068557332</text:p>
          </table:table-cell>
          <table:table-cell office:value-type="float" office:value="2.6402836866835" calcext:value-type="float">
            <text:p>2.6402836866835</text:p>
          </table:table-cell>
          <table:table-cell office:value-type="float" office:value="1.04668733498487" calcext:value-type="float">
            <text:p>1.04668733498487</text:p>
          </table:table-cell>
          <table:table-cell office:value-type="float" office:value="1.0381558126508" calcext:value-type="float">
            <text:p>1.0381558126508</text:p>
          </table:table-cell>
          <table:table-cell table:formula="of:=([.C21]-[.B21])/[.C21]" office:value-type="percentage" office:value="0.16899240910911" calcext:value-type="percentage">
            <text:p>16.90%</text:p>
          </table:table-cell>
          <table:table-cell table:formula="of:=([.E21]-[.D21])/[.E21]" office:value-type="percentage" office:value="0.257791617068674" calcext:value-type="percentage">
            <text:p>25.78%</text:p>
          </table:table-cell>
          <table:table-cell table:formula="of:=([.G21]-[.F21])/[.G21]" office:value-type="percentage" office:value="-0.00821795941428497" calcext:value-type="percentage">
            <text:p>-0.82%</text:p>
          </table:table-cell>
          <table:table-cell/>
        </table:table-row>
        <table:table-row table:style-name="ro1">
          <table:table-cell office:value-type="string" calcext:value-type="string">
            <text:p>site6/</text:p>
          </table:table-cell>
          <table:table-cell office:value-type="float" office:value="1.07738476681665" calcext:value-type="float">
            <text:p>1.07738476681665</text:p>
          </table:table-cell>
          <table:table-cell office:value-type="float" office:value="1.10578514936082" calcext:value-type="float">
            <text:p>1.10578514936082</text:p>
          </table:table-cell>
          <table:table-cell office:value-type="float" office:value="1.45022374637002" calcext:value-type="float">
            <text:p>1.45022374637002</text:p>
          </table:table-cell>
          <table:table-cell office:value-type="float" office:value="1.40983924578362" calcext:value-type="float">
            <text:p>1.40983924578362</text:p>
          </table:table-cell>
          <table:table-cell office:value-type="float" office:value="1.01341708054626" calcext:value-type="float">
            <text:p>1.01341708054626</text:p>
          </table:table-cell>
          <table:table-cell office:value-type="float" office:value="1.05556078890011" calcext:value-type="float">
            <text:p>1.05556078890011</text:p>
          </table:table-cell>
          <table:table-cell table:formula="of:=([.C22]-[.B22])/[.C22]" office:value-type="percentage" office:value="0.0256834544762965" calcext:value-type="percentage">
            <text:p>2.57%</text:p>
          </table:table-cell>
          <table:table-cell table:formula="of:=([.E22]-[.D22])/[.E22]" office:value-type="percentage" office:value="-0.0286447555685365" calcext:value-type="percentage">
            <text:p>-2.86%</text:p>
          </table:table-cell>
          <table:table-cell table:formula="of:=([.G22]-[.F22])/[.G22]" office:value-type="percentage" office:value="0.0399254204940299" calcext:value-type="percentage">
            <text:p>3.99%</text:p>
          </table:table-cell>
          <table:table-cell/>
        </table:table-row>
        <table:table-row table:style-name="ro1">
          <table:table-cell office:value-type="string" calcext:value-type="string">
            <text:p>site7/</text:p>
          </table:table-cell>
          <table:table-cell office:value-type="float" office:value="1.34555243800579" calcext:value-type="float">
            <text:p>1.34555243800579</text:p>
          </table:table-cell>
          <table:table-cell office:value-type="float" office:value="1.64000835637546" calcext:value-type="float">
            <text:p>1.64000835637546</text:p>
          </table:table-cell>
          <table:table-cell office:value-type="float" office:value="1.91967305898141" calcext:value-type="float">
            <text:p>1.91967305898141</text:p>
          </table:table-cell>
          <table:table-cell office:value-type="float" office:value="2.79546486880137" calcext:value-type="float">
            <text:p>2.79546486880137</text:p>
          </table:table-cell>
          <table:table-cell office:value-type="float" office:value="1.07771071215174" calcext:value-type="float">
            <text:p>1.07771071215174</text:p>
          </table:table-cell>
          <table:table-cell office:value-type="float" office:value="0.956665529711199" calcext:value-type="float">
            <text:p>0.956665529711199</text:p>
          </table:table-cell>
          <table:table-cell table:formula="of:=([.C23]-[.B23])/[.C23]" office:value-type="percentage" office:value="0.179545376842127" calcext:value-type="percentage">
            <text:p>17.95%</text:p>
          </table:table-cell>
          <table:table-cell table:formula="of:=([.E23]-[.D23])/[.E23]" office:value-type="percentage" office:value="0.313290222171699" calcext:value-type="percentage">
            <text:p>31.33%</text:p>
          </table:table-cell>
          <table:table-cell table:formula="of:=([.G23]-[.F23])/[.G23]" office:value-type="percentage" office:value="-0.126528215641976" calcext:value-type="percentage">
            <text:p>-12.65%</text:p>
          </table:table-cell>
          <table:table-cell/>
        </table:table-row>
        <table:table-row table:style-name="ro1">
          <table:table-cell office:value-type="string" calcext:value-type="string">
            <text:p>site8/</text:p>
          </table:table-cell>
          <table:table-cell office:value-type="float" office:value="1.37365301602682" calcext:value-type="float">
            <text:p>1.37365301602682</text:p>
          </table:table-cell>
          <table:table-cell office:value-type="float" office:value="1.55894217743489" calcext:value-type="float">
            <text:p>1.55894217743489</text:p>
          </table:table-cell>
          <table:table-cell office:value-type="float" office:value="2.08383295524392" calcext:value-type="float">
            <text:p>2.08383295524392</text:p>
          </table:table-cell>
          <table:table-cell office:value-type="float" office:value="2.80836267276761" calcext:value-type="float">
            <text:p>2.80836267276761</text:p>
          </table:table-cell>
          <table:table-cell office:value-type="float" office:value="1.11766523474956" calcext:value-type="float">
            <text:p>1.11766523474956</text:p>
          </table:table-cell>
          <table:table-cell office:value-type="float" office:value="1.00651182476437" calcext:value-type="float">
            <text:p>1.00651182476437</text:p>
          </table:table-cell>
          <table:table-cell table:formula="of:=([.C24]-[.B24])/[.C24]" office:value-type="percentage" office:value="0.11885569849226" calcext:value-type="percentage">
            <text:p>11.89%</text:p>
          </table:table-cell>
          <table:table-cell table:formula="of:=([.E24]-[.D24])/[.E24]" office:value-type="percentage" office:value="0.257990082459567" calcext:value-type="percentage">
            <text:p>25.80%</text:p>
          </table:table-cell>
          <table:table-cell table:formula="of:=([.G24]-[.F24])/[.G24]" office:value-type="percentage" office:value="-0.110434281297403" calcext:value-type="percentage">
            <text:p>-11.04%</text:p>
          </table:table-cell>
          <table:table-cell/>
        </table:table-row>
        <table:table-row table:style-name="ro1">
          <table:table-cell table:number-columns-repeated="7"/>
          <table:table-cell table:formula="of:=SUM([.H16:.H24])/9" office:value-type="percentage" office:value="0.0931806485494727" calcext:value-type="percentage">
            <text:p>9.32%</text:p>
          </table:table-cell>
          <table:table-cell table:formula="of:=SUM([.I16:.I24])/9" office:value-type="percentage" office:value="0.154551199698595" calcext:value-type="percentage">
            <text:p>15.46%</text:p>
          </table:table-cell>
          <table:table-cell table:formula="of:=SUM([.J16:.J24])/9" office:value-type="percentage" office:value="-0.065388622429217" calcext:value-type="percentage">
            <text:p>-6.54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 style:data-style-name="N2" text:time-value="09:25:55.992177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7T09:27:40.434041614</dc:date>
    <meta:editing-duration>PT18H11M</meta:editing-duration>
    <meta:editing-cycles>5</meta:editing-cycles>
    <meta:generator>LibreOffice/6.0.7.3$Linux_X86_64 LibreOffice_project/00m0$Build-3</meta:generator>
    <meta:document-statistic meta:table-count="1" meta:cell-count="208" meta:object-count="0"/>
  </office:meta>
</office:document-meta>
</file>